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Heading_20_1">
      <style:paragraph-properties fo:margin-left="0.0835in" fo:margin-right="0in" fo:text-indent="0in" style:auto-text-indent="false"/>
      <style:text-properties fo:font-variant="normal" fo:text-transform="none" fo:color="#000000" loext:opacity="87%" style:font-name="system-ui" fo:letter-spacing="normal" fo:font-style="normal" fo:font-weight="normal"/>
    </style:style>
    <style:style style:name="P2" style:family="paragraph" style:parent-style-name="Heading_20_2">
      <style:paragraph-properties fo:margin-left="0.0835in" fo:margin-right="0in" fo:text-indent="0in" style:auto-text-indent="false"/>
      <style:text-properties fo:font-variant="normal" fo:text-transform="none" fo:color="#000000" loext:opacity="87%" style:font-name="system-ui" fo:letter-spacing="normal" fo:font-style="normal" fo:font-weight="normal"/>
    </style:style>
    <style:style style:name="P3"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87%" style:font-name="system-ui" fo:font-size="10.5pt" fo:letter-spacing="normal" fo:font-style="normal" fo:font-weight="normal"/>
    </style:style>
    <style:style style:name="P5" style:family="paragraph" style:parent-style-name="Text_20_body" style:list-style-name="L1">
      <style:paragraph-properties fo:margin-left="0in" fo:margin-right="0in" fo:margin-top="0in" fo:margin-bottom="0in" style:contextual-spacing="false" fo:text-indent="0in" style:auto-text-indent="false"/>
    </style:style>
    <style:style style:name="P6" style:family="paragraph" style:parent-style-name="Text_20_body" style:list-style-name="L1">
      <style:paragraph-properties fo:margin-left="0in" fo:margin-right="0in" fo:text-indent="0in" style:auto-text-indent="false"/>
    </style:style>
    <style:style style:name="T1" style:family="text">
      <style:text-properties fo:font-variant="normal" fo:text-transform="none" fo:color="#000000" loext:opacity="87%" style:font-name="system-ui" fo:font-size="10.5pt" fo:letter-spacing="normal" fo:font-style="normal" fo:font-weight="normal"/>
    </style:style>
    <style:style style:name="T2" style:family="text">
      <style:text-properties fo:font-variant="normal" fo:text-transform="none" fo:color="#000000" loext:opacity="87%" style:font-name="system-ui" fo:font-size="10.5pt" fo:letter-spacing="normal" fo:font-style="normal" fo:font-weight="bold"/>
    </style:style>
    <style:style style:name="T3" style:family="text">
      <style:text-properties fo:font-variant="normal" fo:text-transform="none" fo:color="#000000" loext:opacity="87%" style:text-line-through-style="none" style:text-line-through-type="none" style:font-name="system-ui" fo:font-size="10.5pt" fo:letter-spacing="normal" fo:font-style="normal" style:text-underline-style="none" fo:font-weight="normal" style:text-blinking="fals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Kinetics-Global-No-Load-Class-Fund-Brochure"/>Kinetics Global No Load Class Fund Brochure</text:h>
      <text:h text:style-name="P2" text:outline-level="2"><text:bookmark text:name="Fund-Overview"/>Fund Overview</text:h>
      <text:p text:style-name="P3"><text:span text:style-name="T1">The </text:span><text:span text:style-name="Strong_20_Emphasis"><text:span text:style-name="T2">Kinetics Global No Load Class Fund</text:span></text:span><text:span text:style-name="T1"> is a commitment to dynamic global investing, offered by Fidelity Investments. Designed to cater to investors looking for long-term growth, this no-load mutual fund emphasizes a broad spectrum of global equities, tapping into various sectors for strategic advantage.</text:span></text:p>
      <text:h text:style-name="P2" text:outline-level="2"><text:bookmark text:name="Investment-Strategy"/>Investment Strategy</text:h>
      <text:p text:style-name="P4">The fund employs an aggressive growth strategy focused on identifying high-performance companies across the globe. The investment team seeks out opportunities in emerging markets and developed economies alike, utilizing thorough research and market analysis to spot promising equities.</text:p>
      <text:h text:style-name="P2" text:outline-level="2"><text:bookmark text:name="Risk-Appetite"/>Risk Appetite</text:h>
      <text:p text:style-name="P4">The Kinetics Global No Load Class Fund is suitable for investors with a higher risk tolerance, willing to accept short-term volatility for potentially greater long-term gains. Given its focus on global investments, market fluctuations outside the U.S. can significantly affect performance, necessitating a resilient investment approach.</text:p>
      <text:h text:style-name="P2" text:outline-level="2"><text:bookmark text:name="Asset-Allocation"/>Asset Allocation</text:h>
      <text:list text:style-name="L1">
        <text:list-item>
          <text:p text:style-name="P5"><text:span text:style-name="Strong_20_Emphasis"><text:span text:style-name="T2">Equities:</text:span></text:span><text:span text:style-name="T1"> Primarily invested in stocks across various sectors and regions.</text:span></text:p>
        </text:list-item>
        <text:list-item>
          <text:p text:style-name="P5"><text:span text:style-name="Strong_20_Emphasis"><text:span text:style-name="T2">Geographic Distribution:</text:span></text:span><text:span text:style-name="T1"> A mix of developed and emerging markets, with a significant emphasis on sectors expected to show outstanding growth.</text:span></text:p>
        </text:list-item>
        <text:list-item>
          <text:p text:style-name="P6"><text:span text:style-name="Strong_20_Emphasis"><text:span text:style-name="T2">Cash and Cash Equivalents:</text:span></text:span><text:span text:style-name="T1"> Maintained as a buffer to manage liquidity and strategically seize new investment opportunities.</text:span></text:p>
        </text:list-item>
      </text:list>
      <text:h text:style-name="P2" text:outline-level="2"><text:bookmark text:name="Growth-Prediction"/>Growth Prediction</text:h>
      <text:p text:style-name="P4">While specific future returns are inherently uncertain, historical trends suggest that an allocation in the Kinetics Global No Load Class Fund could yield attractive returns over the long-term, leveraging on the potential growth of global equities.</text:p>
      <text:h text:style-name="P2" text:outline-level="2"><text:bookmark text:name="Performance"/>Performance</text:h>
      <text:p text:style-name="P4">Performance data for the fund is not specified in the provided materials, but as with any mutual fund, it’s typically benchmarked against similar funds and market indices to measure effectiveness. Investors are encouraged to review historical performance metrics and trends for better insights into growth trajectories.</text:p>
      <text:h text:style-name="P2" text:outline-level="2"><text:bookmark text:name="Fees"/>Fees</text:h>
      <text:p text:style-name="P4">As a no-load fund, the Kinetics Global No Load Class Fund does not impose sales charges. However, ongoing management and operational fees may apply and can affect the overall returns. It is advisable to review the fund’s prospectus for detailed fee structures and potential expenses.</text:p>
      <text:h text:style-name="P2" text:outline-level="2"><text:bookmark text:name="Expected-Returns"/>Expected Returns</text:h>
      <text:p text:style-name="P4">Again, while specific expected returns are not provided, investors can generally look to long-term equity markets for guidance. Historical performance and market trends provide a context for understanding potential returns, though individual results may vary based on market conditions.</text:p>
      <text:p text:style-name="Horizontal_20_Line"/>
      <text:p text:style-name="P3"><text:soft-page-break/><text:span text:style-name="T1">For more details and to open an account, visit </text:span><text:a xlink:type="simple" xlink:href="https://www.fidelity.com/" office:target-frame-name="_blank" xlink:show="new" text:style-name="Internet_20_link" text:visited-style-name="Visited_20_Internet_20_Link"><text:span text:style-name="T3">Fidelity Investments</text:span></text:a><text:span text:style-name="T1"> or contact your Fidelity investment representative.</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2T00:04:19.845778000</meta:creation-date>
    <dc:date>2025-05-12T00:05:22.104549000</dc:date>
    <meta:editing-duration>PT1M2S</meta:editing-duration>
    <meta:editing-cycles>1</meta:editing-cycles>
    <meta:document-statistic meta:table-count="0" meta:image-count="0" meta:object-count="0" meta:page-count="2" meta:paragraph-count="20" meta:word-count="383" meta:character-count="2673" meta:non-whitespace-character-count="2313"/>
    <meta:generator>LibreOffice/25.2.2.2$MacOSX_AARCH64 LibreOffice_project/7370d4be9e3cf6031a51beef54ff3bda878e3fac</meta:generator>
  </office:meta>
</office:document-meta>
</file>